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13mm"/>
    </style:style>
    <style:style style:name="co2" style:family="table-column">
      <style:table-column-properties fo:break-before="auto" style:column-width="18.7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3" style:family="table-cell" style:parent-style-name="Default" style:data-style-name="N115"/>
  </office:automatic-styles>
  <office:body>
    <office:spreadsheet>
      <table:calculation-settings table:automatic-find-labels="false">
        <table:null-date table:date-value="1904-01-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R2032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string" calcext:value-type="string">
            <text:p>mAh</text:p>
          </table:table-cell>
        </table:table-row>
        <table:table-row table:style-name="ro1"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LED-on curr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string" calcext:value-type="string">
            <text:p>On-time per th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umber of throws</text:p>
          </table:table-cell>
          <table:table-cell table:formula="of:=[.B1]/([.B3]*([.B4]/3600))" office:value-type="float" office:value="99000" calcext:value-type="float">
            <text:p>99000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dle current</text:p>
          </table:table-cell>
          <table:table-cell table:style-name="ce2" office:value-type="float" office:value="0.0006" calcext:value-type="float">
            <text:p>6,00E-04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string" calcext:value-type="string">
            <text:p>Lifespan</text:p>
          </table:table-cell>
          <table:table-cell table:style-name="ce3" table:formula="of:=[.B1]/[.B8]/24/365" office:value-type="float" office:value="41.8569254185693" calcext:value-type="float">
            <text:p>41,9</text:p>
          </table:table-cell>
          <table:table-cell office:value-type="string" calcext:value-type="string">
            <text:p>yea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21:53:12.168839279</meta:creation-date>
    <dc:date>2017-08-24T22:45:40.254280376</dc:date>
    <meta:editing-duration>PT42M7S</meta:editing-duration>
    <meta:editing-cycles>2</meta:editing-cycles>
    <meta:generator>LibreOffice/5.1.6.2$Linux_X86_64 LibreOffice_project/10m0$Build-2</meta:generator>
    <meta:document-statistic meta:table-count="1" meta:cell-count="17" meta:object-count="0"/>
  </office:meta>
</office:document-meta>
</file>